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sHashPerThread.morePos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sHashPerThread.TermsHashPerThread( DocInverterPerThread docInverterPerThread , final TermsHash termsHash , final TermsHash nextTermsHash , final TermsHashPerThread primaryPerThrea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rmsHashPerThread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sHashPerThread.reset( boolean recyclePos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sHashPerThread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sHashPerThread.addField( DocInverterPerField docInverterPerField , final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sHashPerThread.finish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rmsHashPerThread.noNullPostings( RawPostingList [ ] postings , int count , String 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